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ndpointExporter.afterSingletons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.registerEndpoint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erEndpointExporter.setAnnotatedEndpointClasses( Class &lt; ? &gt; ... annotatedEndpoin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.isContex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.ini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EndpointExporter.getServer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.registerEndpoint( ServerEndpointConfig endpoint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EndpointExporter.setServerContainer( @ Nullable ServerContainer serve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ndpointExporter.registerEndpoint( Class &lt; ? &gt; endpoin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